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89d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f</text:span>ile 3.<text:span text:style-name="T1">od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B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B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6T07:47:23.235000000</meta:creation-date>
    <dc:date>2024-12-26T07:47:40.052000000</dc:date>
    <meta:editing-duration>PT17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24.8.3.2$Windows_X86_64 LibreOffice_project/48a6bac9e7e268aeb4c3483fcf825c94556d9f92</meta:generator>
  </office:meta>
</office:document-meta>
</file>